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 table:number-columns-repeated="7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6"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 table:number-columns-repeated="1009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 style:data-style-name="N2" text:time-value="18:54:20.249877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12-28T19:30:27.510657022</dc:date>
    <meta:editing-cycles>169</meta:editing-cycles>
    <meta:editing-duration>P5DT10H46M9S</meta:editing-duration>
    <meta:generator>LibreOffice/7.6.4.1$Linux_X86_64 LibreOffice_project/60$Build-1</meta:generator>
    <meta:document-statistic meta:table-count="1" meta:cell-count="24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